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ans-serif"/>
    <style:font-face style:name="Liberation Serif1" svg:font-family="'Liberation Serif', serif"/>
    <style:font-face style:name="Lohit Devanagari1" svg:font-family="'Lohit Devanagari'"/>
    <style:font-face style:name="WenQuanYi Zen Hei Sharp1" svg:font-family="'WenQuanYi Zen Hei Sharp'"/>
    <style:font-face style:name="WenQuanYi Zen Hei Sharp2" svg:font-family="'WenQuanYi Zen Hei Sharp', monospace"/>
    <style:font-face style:name="Liberation Serif2"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variant="normal" fo:text-transform="none" fo:font-style="normal"/>
    </style:style>
    <style:style style:name="P2" style:family="paragraph" style:parent-style-name="Text_20_body">
      <style:text-properties style:font-name="Liberation Serif1"/>
    </style:style>
    <style:style style:name="P3" style:family="paragraph" style:parent-style-name="Text_20_body">
      <style:text-properties officeooo:paragraph-rsid="002a3c69"/>
    </style:style>
    <style:style style:name="P4" style:family="paragraph" style:parent-style-name="Text_20_body">
      <style:text-properties officeooo:rsid="002f07df" officeooo:paragraph-rsid="0030818e"/>
    </style:style>
    <style:style style:name="P5" style:family="paragraph" style:parent-style-name="Text_20_body">
      <style:text-properties officeooo:paragraph-rsid="0034b6e3"/>
    </style:style>
    <style:style style:name="P6" style:family="paragraph" style:parent-style-name="Text_20_body">
      <style:text-properties fo:font-style="normal" officeooo:rsid="002a3c69" officeooo:paragraph-rsid="002a3c69" style:font-style-asian="normal" style:font-style-complex="normal"/>
    </style:style>
    <style:style style:name="P7" style:family="paragraph" style:parent-style-name="Text_20_body">
      <style:text-properties officeooo:rsid="0031c473" officeooo:paragraph-rsid="0034b6e3"/>
    </style:style>
    <style:style style:name="P8" style:family="paragraph" style:parent-style-name="Text_20_body">
      <style:text-properties officeooo:rsid="003842b2" officeooo:paragraph-rsid="003842b2"/>
    </style:style>
    <style:style style:name="P9" style:family="paragraph" style:parent-style-name="Text_20_body">
      <style:text-properties officeooo:rsid="0039b5f6" officeooo:paragraph-rsid="0039b5f6"/>
    </style:style>
    <style:style style:name="P10" style:family="paragraph" style:parent-style-name="Text_20_body">
      <style:text-properties officeooo:rsid="003fa80c" officeooo:paragraph-rsid="003fa80c"/>
    </style:style>
    <style:style style:name="P11" style:family="paragraph" style:parent-style-name="Text_20_body">
      <style:text-properties officeooo:rsid="0040bb23" officeooo:paragraph-rsid="00467724"/>
    </style:style>
    <style:style style:name="P12" style:family="paragraph" style:parent-style-name="Text_20_body">
      <style:text-properties officeooo:rsid="00467724" officeooo:paragraph-rsid="00467724"/>
    </style:style>
    <style:style style:name="P13" style:family="paragraph" style:parent-style-name="Text_20_body">
      <style:text-properties officeooo:rsid="00283fd1" officeooo:paragraph-rsid="002ebd02"/>
    </style:style>
    <style:style style:name="P14" style:family="paragraph" style:parent-style-name="List_20_Contents">
      <style:paragraph-properties fo:margin-top="0cm" fo:margin-bottom="0.499cm" style:contextual-spacing="false"/>
    </style:style>
    <style:style style:name="P15" style:family="paragraph" style:parent-style-name="Heading_20_3">
      <style:text-properties fo:font-variant="normal" fo:text-transform="none" fo:font-style="normal"/>
    </style:style>
    <style:style style:name="P16" style:family="paragraph" style:parent-style-name="Heading_20_3">
      <style:text-properties officeooo:rsid="00283fd1" officeooo:paragraph-rsid="00283fd1"/>
    </style:style>
    <style:style style:name="P17" style:family="paragraph" style:parent-style-name="Heading_20_3">
      <style:text-properties style:font-name="Liberation Sans1" fo:font-style="normal" officeooo:rsid="0034b6e3" officeooo:paragraph-rsid="0034b6e3" style:font-style-asian="normal" style:font-style-complex="normal"/>
    </style:style>
    <style:style style:name="P18" style:family="paragraph" style:parent-style-name="Heading_20_4">
      <style:text-properties fo:font-variant="normal" fo:text-transform="none" fo:font-style="normal"/>
    </style:style>
    <style:style style:name="P19" style:family="paragraph" style:parent-style-name="Preformatted_20_Text">
      <style:text-properties style:font-name="Liberation Mono" officeooo:paragraph-rsid="002f07df"/>
    </style:style>
    <style:style style:name="P20" style:family="paragraph" style:parent-style-name="Preformatted_20_Text">
      <style:text-properties style:font-name="Liberation Mono" officeooo:paragraph-rsid="0058f22a"/>
    </style:style>
    <style:style style:name="P21" style:family="paragraph" style:parent-style-name="Preformatted_20_Text">
      <style:text-properties officeooo:paragraph-rsid="003b5347"/>
    </style:style>
    <style:style style:name="P22" style:family="paragraph" style:parent-style-name="Preformatted_20_Text">
      <style:text-properties officeooo:paragraph-rsid="002a3c69"/>
    </style:style>
    <style:style style:name="P23" style:family="paragraph" style:parent-style-name="Preformatted_20_Text">
      <style:text-properties officeooo:paragraph-rsid="0040bb23"/>
    </style:style>
    <style:style style:name="P24" style:family="paragraph" style:parent-style-name="List_20_Contents">
      <style:text-properties officeooo:rsid="00233cf7" officeooo:paragraph-rsid="00233cf7"/>
    </style:style>
    <style:style style:name="P25" style:family="paragraph" style:parent-style-name="List_20_Contents">
      <style:text-properties officeooo:paragraph-rsid="002c33be"/>
    </style:style>
    <style:style style:name="P26" style:family="paragraph" style:parent-style-name="Footnote">
      <style:text-properties officeooo:rsid="004f110c" officeooo:paragraph-rsid="004f110c"/>
    </style:style>
    <style:style style:name="P27" style:family="paragraph" style:parent-style-name="Footnote">
      <style:text-properties officeooo:rsid="00532154" officeooo:paragraph-rsid="00532154"/>
    </style:style>
    <style:style style:name="P28" style:family="paragraph" style:parent-style-name="Footnote">
      <style:text-properties officeooo:rsid="00544df7" officeooo:paragraph-rsid="00544df7"/>
    </style:style>
    <style:style style:name="P29" style:family="paragraph" style:parent-style-name="Footnote">
      <style:text-properties officeooo:rsid="0055f99c" officeooo:paragraph-rsid="0055f99c"/>
    </style:style>
    <style:style style:name="P30" style:family="paragraph" style:parent-style-name="Footnote">
      <style:text-properties officeooo:rsid="0056132a" officeooo:paragraph-rsid="0056132a"/>
    </style:style>
    <style:style style:name="P31" style:family="paragraph" style:parent-style-name="Text_20_body">
      <style:text-properties fo:font-style="normal" officeooo:rsid="003d0d18" officeooo:paragraph-rsid="003d0d18" style:font-style-asian="normal" style:font-style-complex="normal"/>
    </style:style>
    <style:style style:name="P32" style:family="paragraph" style:parent-style-name="Text_20_body">
      <style:text-properties fo:font-style="normal" officeooo:rsid="00467724" officeooo:paragraph-rsid="00467724" style:font-style-asian="normal" style:font-style-complex="normal"/>
    </style:style>
    <style:style style:name="P33" style:family="paragraph" style:parent-style-name="Heading_20_2">
      <style:text-properties officeooo:rsid="00283fd1" officeooo:paragraph-rsid="00283fd1"/>
    </style:style>
    <style:style style:name="P34" style:family="paragraph" style:parent-style-name="Heading_20_1">
      <style:paragraph-properties fo:break-before="page"/>
    </style:style>
    <style:style style:name="P35" style:family="paragraph" style:parent-style-name="Preformatted_20_Text">
      <style:text-properties fo:font-style="normal" officeooo:rsid="00467724" officeooo:paragraph-rsid="00467724" style:font-style-asian="normal" style:font-style-complex="normal"/>
    </style:style>
    <style:style style:name="P36" style:family="paragraph" style:parent-style-name="Title" style:master-page-name="First_20_Page">
      <style:paragraph-properties style:page-number="auto"/>
    </style:style>
    <style:style style:name="P37" style:family="paragraph" style:parent-style-name="Contents_20_Heading">
      <style:paragraph-properties fo:break-before="page"/>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Contents_20_4">
      <style:paragraph-properties>
        <style:tab-stops>
          <style:tab-stop style:position="17cm" style:type="right" style:leader-style="dotted" style:leader-text="."/>
        </style:tab-stops>
      </style:paragraph-properties>
    </style:style>
    <style:style style:name="P40" style:family="paragraph" style:parent-style-name="Footnote">
      <style:text-properties officeooo:paragraph-rsid="0066a87f"/>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normal"/>
    </style:style>
    <style:style style:name="T4" style:family="text">
      <style:text-properties fo:font-style="italic" fo:font-weight="normal" officeooo:rsid="00233cf7"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2a7d2" style:font-style-asian="italic" style:font-style-complex="italic"/>
    </style:style>
    <style:style style:name="T7" style:family="text">
      <style:text-properties fo:font-style="italic" officeooo:rsid="002a3c69" style:font-style-asian="italic" style:font-style-complex="italic"/>
    </style:style>
    <style:style style:name="T8" style:family="text">
      <style:text-properties fo:font-style="italic" officeooo:rsid="002c33be" style:font-style-asian="italic" style:font-style-complex="italic"/>
    </style:style>
    <style:style style:name="T9" style:family="text">
      <style:text-properties fo:font-style="italic" officeooo:rsid="003b5347" style:font-style-asian="italic" style:font-style-complex="italic"/>
    </style:style>
    <style:style style:name="T10" style:family="text">
      <style:text-properties fo:font-style="italic" officeooo:rsid="0040bb23" style:font-style-asian="italic" style:font-style-complex="italic"/>
    </style:style>
    <style:style style:name="T11" style:family="text">
      <style:text-properties fo:font-style="italic" officeooo:rsid="00420fce" style:font-style-asian="italic" style:font-style-complex="italic"/>
    </style:style>
    <style:style style:name="T12" style:family="text">
      <style:text-properties fo:font-style="italic" officeooo:rsid="0048ebfa" style:font-style-asian="italic" style:font-style-complex="italic"/>
    </style:style>
    <style:style style:name="T13" style:family="text">
      <style:text-properties fo:font-style="italic" officeooo:rsid="002392af"/>
    </style:style>
    <style:style style:name="T14" style:family="text">
      <style:text-properties fo:font-style="italic" officeooo:rsid="003656be"/>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variant="normal" fo:text-transform="none"/>
    </style:style>
    <style:style style:name="T18" style:family="text">
      <style:text-properties fo:font-variant="normal" fo:text-transform="none" fo:font-style="normal"/>
    </style:style>
    <style:style style:name="T19" style:family="text">
      <style:text-properties fo:font-variant="normal" fo:text-transform="none" fo:font-style="normal" fo:font-weight="bold"/>
    </style:style>
    <style:style style:name="T20" style:family="text">
      <style:text-properties fo:font-variant="normal" fo:text-transform="none" fo:font-style="italic" officeooo:rsid="002392af"/>
    </style:style>
    <style:style style:name="T21" style:family="text">
      <style:text-properties fo:font-variant="normal" fo:text-transform="none" fo:font-style="italic" style:font-style-asian="italic" style:font-style-complex="italic"/>
    </style:style>
    <style:style style:name="T22" style:family="text">
      <style:text-properties officeooo:rsid="00066bf6"/>
    </style:style>
    <style:style style:name="T23" style:family="text">
      <style:text-properties officeooo:rsid="000f1ad7"/>
    </style:style>
    <style:style style:name="T24" style:family="text">
      <style:text-properties officeooo:rsid="000fc79a"/>
    </style:style>
    <style:style style:name="T25" style:family="text">
      <style:text-properties officeooo:rsid="002097fb"/>
    </style:style>
    <style:style style:name="T26" style:family="text">
      <style:text-properties fo:font-style="normal" style:font-style-asian="normal" style:font-style-complex="normal"/>
    </style:style>
    <style:style style:name="T27" style:family="text">
      <style:text-properties fo:font-style="normal" officeooo:rsid="002a3c69" style:font-style-asian="normal" style:font-style-complex="normal"/>
    </style:style>
    <style:style style:name="T28" style:family="text">
      <style:text-properties fo:font-style="normal" officeooo:rsid="002c33be" style:font-style-asian="normal" style:font-style-complex="normal"/>
    </style:style>
    <style:style style:name="T29" style:family="text">
      <style:text-properties fo:font-style="normal" officeooo:rsid="0012a7d2" style:font-style-asian="normal" style:font-style-complex="normal"/>
    </style:style>
    <style:style style:name="T30" style:family="text">
      <style:text-properties fo:font-style="normal" officeooo:rsid="002f07df" style:font-style-asian="normal" style:font-style-complex="normal"/>
    </style:style>
    <style:style style:name="T31" style:family="text">
      <style:text-properties fo:font-style="normal" officeooo:rsid="00283fd1" style:font-style-asian="normal" style:font-style-complex="normal"/>
    </style:style>
    <style:style style:name="T32" style:family="text">
      <style:text-properties fo:font-style="normal" officeooo:rsid="0030818e" style:font-style-asian="normal" style:font-style-complex="normal"/>
    </style:style>
    <style:style style:name="T33" style:family="text">
      <style:text-properties fo:font-style="normal" officeooo:rsid="0031c473" style:font-style-asian="normal" style:font-style-complex="normal"/>
    </style:style>
    <style:style style:name="T34" style:family="text">
      <style:text-properties fo:font-style="normal" officeooo:rsid="0032af31" style:font-style-asian="normal" style:font-style-complex="normal"/>
    </style:style>
    <style:style style:name="T35" style:family="text">
      <style:text-properties fo:font-style="normal" officeooo:rsid="0034b6e3" style:font-style-asian="normal" style:font-style-complex="normal"/>
    </style:style>
    <style:style style:name="T36" style:family="text">
      <style:text-properties fo:font-style="normal" officeooo:rsid="002ce428" style:font-style-asian="normal" style:font-style-complex="normal"/>
    </style:style>
    <style:style style:name="T37" style:family="text">
      <style:text-properties fo:font-style="normal" officeooo:rsid="003b5347" style:font-style-asian="normal" style:font-style-complex="normal"/>
    </style:style>
    <style:style style:name="T38" style:family="text">
      <style:text-properties fo:font-style="normal" officeooo:rsid="003842b2" style:font-style-asian="normal" style:font-style-complex="normal"/>
    </style:style>
    <style:style style:name="T39" style:family="text">
      <style:text-properties fo:font-style="normal" officeooo:rsid="0040bb23" style:font-style-asian="normal" style:font-style-complex="normal"/>
    </style:style>
    <style:style style:name="T40" style:family="text">
      <style:text-properties fo:font-style="normal" officeooo:rsid="00420fce" style:font-style-asian="normal" style:font-style-complex="normal"/>
    </style:style>
    <style:style style:name="T41" style:family="text">
      <style:text-properties fo:font-style="normal" officeooo:rsid="0043cef2" style:font-style-asian="normal" style:font-style-complex="normal"/>
    </style:style>
    <style:style style:name="T42" style:family="text">
      <style:text-properties fo:font-style="normal" officeooo:rsid="00467724" style:font-style-asian="normal" style:font-style-complex="normal"/>
    </style:style>
    <style:style style:name="T43" style:family="text">
      <style:text-properties fo:font-style="normal" officeooo:rsid="0053795e"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2c33be" style:font-style-asian="normal" style:font-weight-asian="bold" style:font-style-complex="normal" style:font-weight-complex="bold"/>
    </style:style>
    <style:style style:name="T46" style:family="text">
      <style:text-properties fo:font-style="normal" fo:font-weight="bold" officeooo:rsid="002f07df" style:font-style-asian="normal" style:font-weight-asian="bold" style:font-style-complex="normal" style:font-weight-complex="bold"/>
    </style:style>
    <style:style style:name="T47" style:family="text">
      <style:text-properties fo:font-style="normal" fo:font-weight="bold" officeooo:rsid="0012a7d2" style:font-style-asian="normal" style:font-style-complex="normal"/>
    </style:style>
    <style:style style:name="T48" style:family="text">
      <style:text-properties officeooo:rsid="0025c8b3"/>
    </style:style>
    <style:style style:name="T49" style:family="text">
      <style:text-properties officeooo:rsid="002a3c69"/>
    </style:style>
    <style:style style:name="T50" style:family="text">
      <style:text-properties officeooo:rsid="002c33be"/>
    </style:style>
    <style:style style:name="T51" style:family="text">
      <style:text-properties officeooo:rsid="002ce428"/>
    </style:style>
    <style:style style:name="T52" style:family="text">
      <style:text-properties style:font-name="Liberation Serif2" officeooo:rsid="002ce428"/>
    </style:style>
    <style:style style:name="T53" style:family="text">
      <style:text-properties style:font-name="Liberation Serif2" fo:font-style="italic" style:font-style-asian="italic" style:font-style-complex="italic"/>
    </style:style>
    <style:style style:name="T54" style:family="text">
      <style:text-properties style:font-name="Liberation Serif2" fo:font-style="italic" officeooo:rsid="002ce428" style:font-style-asian="italic" style:font-style-complex="italic"/>
    </style:style>
    <style:style style:name="T55" style:family="text">
      <style:text-properties style:font-name="Liberation Serif2" fo:font-style="italic" officeooo:rsid="002ebd02" style:font-style-asian="italic" style:font-style-complex="italic"/>
    </style:style>
    <style:style style:name="T56" style:family="text">
      <style:text-properties style:font-name="Liberation Serif2" fo:font-style="italic" officeooo:rsid="003842b2" style:font-style-asian="italic" style:font-style-complex="italic"/>
    </style:style>
    <style:style style:name="T57" style:family="text">
      <style:text-properties style:font-name="Liberation Serif2" fo:font-style="italic" fo:font-weight="normal" officeooo:rsid="0043cef2" style:font-style-asian="italic" style:font-weight-asian="normal" style:font-style-complex="italic" style:font-weight-complex="normal"/>
    </style:style>
    <style:style style:name="T58" style:family="text">
      <style:text-properties style:font-name="Liberation Serif2" fo:font-style="italic" fo:font-weight="normal" officeooo:rsid="00467724" style:font-style-asian="italic" style:font-weight-asian="normal" style:font-style-complex="italic" style:font-weight-complex="normal"/>
    </style:style>
    <style:style style:name="T59" style:family="text">
      <style:text-properties style:font-name="Liberation Serif2" fo:font-style="normal" style:font-style-asian="normal" style:font-style-complex="normal"/>
    </style:style>
    <style:style style:name="T60" style:family="text">
      <style:text-properties style:font-name="Liberation Serif2" fo:font-style="normal" officeooo:rsid="002ce428" style:font-style-asian="normal" style:font-style-complex="normal"/>
    </style:style>
    <style:style style:name="T61" style:family="text">
      <style:text-properties style:font-name="Liberation Serif2" fo:font-style="normal" officeooo:rsid="002ebd02" style:font-style-asian="normal" style:font-style-complex="normal"/>
    </style:style>
    <style:style style:name="T62" style:family="text">
      <style:text-properties style:font-name="Liberation Serif2" fo:font-style="normal" officeooo:rsid="003842b2" style:font-style-asian="normal" style:font-style-complex="normal"/>
    </style:style>
    <style:style style:name="T63" style:family="text">
      <style:text-properties style:font-name="Liberation Serif2" fo:font-style="normal" officeooo:rsid="0031c473" style:font-style-asian="normal" style:font-style-complex="normal"/>
    </style:style>
    <style:style style:name="T64" style:family="text">
      <style:text-properties style:font-name="Liberation Serif2" fo:font-style="normal" officeooo:rsid="0043cef2" style:font-style-asian="normal" style:font-style-complex="normal"/>
    </style:style>
    <style:style style:name="T65" style:family="text">
      <style:text-properties style:font-name="Liberation Serif2" fo:font-style="normal" officeooo:rsid="00467724" style:font-style-asian="normal" style:font-style-complex="normal"/>
    </style:style>
    <style:style style:name="T66" style:family="text">
      <style:text-properties style:font-name="Liberation Serif2" officeooo:rsid="002ebd02"/>
    </style:style>
    <style:style style:name="T67" style:family="text">
      <style:text-properties style:font-name="Liberation Mono" fo:font-style="normal" officeooo:rsid="0034b6e3" style:font-name-asian="Liberation Mono" style:font-style-asian="normal" style:font-name-complex="Liberation Mono" style:font-style-complex="normal"/>
    </style:style>
    <style:style style:name="T68" style:family="text">
      <style:text-properties fo:language="en" fo:country="US"/>
    </style:style>
    <style:style style:name="T69" style:family="text">
      <style:text-properties fo:language="en" fo:country="US" officeooo:rsid="0034b6e3"/>
    </style:style>
    <style:style style:name="T70" style:family="text">
      <style:text-properties officeooo:rsid="003842b2"/>
    </style:style>
    <style:style style:name="T71" style:family="text">
      <style:text-properties officeooo:rsid="0048ebfa"/>
    </style:style>
    <style:style style:name="T72" style:family="text">
      <style:text-properties fo:color="#000000" style:text-outline="false" style:text-line-through-style="none" style:text-line-through-type="none" style:font-name="Liberation Serif2" fo:font-size="10pt" fo:letter-spacing="normal" fo:font-style="italic" fo:text-shadow="none" style:text-underline-style="none" fo:font-weight="normal" style:letter-kerning="false" style:font-size-asian="10pt" style:font-style-asian="italic" style:font-weight-asian="normal" style:font-style-complex="italic" style:text-emphasize="none"/>
    </style:style>
    <style:style style:name="T73" style:family="text">
      <style:text-properties fo:color="#000000" style:text-outline="false" style:text-line-through-style="none" style:text-line-through-type="none" style:font-name="Liberation Serif2" fo:font-size="10pt" fo:letter-spacing="normal" fo:font-style="italic" fo:text-shadow="none" style:text-underline-style="none" fo:font-weight="normal" officeooo:rsid="0066a87f" style:letter-kerning="false" style:font-size-asian="10pt" style:font-style-asian="italic" style:font-weight-asian="normal" style:font-style-complex="italic" style:text-emphasize="none"/>
    </style:style>
    <style:style style:name="T74" style:family="text">
      <style:text-properties officeooo:rsid="005379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n SSA Analyzation, Optimization and Register Allocation Implementation</text:p>
      <text:p text:style-name="Text_20_body"/>
      <text:p text:style-name="Text_20_body"/>
      <text:p text:style-name="P34"><text:bookmark-start text:name="__RefHeading__1119_407034882"/>Intermediate representation used<text:bookmark-end text:name="__RefHeading__1119_407034882"/></text:p>
      <text:p text:style-name="Text_20_body">The intermediate representation (IR) used here is an SSA implentation, partially based on the LLVM IR. There are a few differences: the IR used here uses a typesystem analogous to C's, and uses a C-like syntax for textual representation as well.</text:p>
      <text:p text:style-name="Text_20_body">LLVM IR's basic syntax<text:note text:id="ftn1" text:note-class="footnote"><text:note-citation>1</text:note-citation><text:note-body><text:p text:style-name="P26"><text:a xlink:type="simple" xlink:href="http://llvm.org/docs/LangRef.html">http://</text:a><text:a xlink:type="simple" xlink:href="http://llvm.org/docs/LangRef.html"><text:span text:style-name="Citation">llvm.org/docs/LangRef.html</text:span></text:a></text:p></text:note-body></text:note>:</text:p>
      <text:p text:style-name="P24"><text:span text:style-name="T5">identifier</text:span>:<text:tab/><text:tab/><text:span text:style-name="T5">temp-identifier</text:span></text:p>
      <text:p text:style-name="P24"><text:span text:style-name="T5">identifier</text:span>:<text:tab/><text:tab/><text:span text:style-name="T5">global-identifier</text:span></text:p>
      <text:p text:style-name="P24"><text:span text:style-name="T5">temp-identifier</text:span>:<text:tab/><text:tab/><text:span text:style-name="T16">%</text:span> <text:span text:style-name="T5">word</text:span></text:p>
      <text:p text:style-name="P24"><text:span text:style-name="T5">global-identifier</text:span>:<text:tab/><text:span text:style-name="T44">@</text:span> <text:span text:style-name="T5">word</text:span></text:p>
      <text:p text:style-name="P25"><text:span text:style-name="T1">instruction</text:span>:<text:tab/><text:tab/>[<text:span text:style-name="T4">temp-</text:span><text:span text:style-name="T1">identifier</text:span> <text:span text:style-name="T15">=</text:span> ] <text:span text:style-name="T1">instruction-name</text:span> [<text:span text:style-name="T1">parameter-list</text:span>] <text:span text:style-name="T6">newline</text:span></text:p>
      <text:p text:style-name="P25"><text:span text:style-name="T6">instruction</text:span><text:span text:style-name="T29">:</text:span><text:span text:style-name="T6"><text:tab/><text:tab/></text:span><text:span text:style-name="T4">temp-</text:span><text:span text:style-name="T6">identifier </text:span><text:span text:style-name="T47">=</text:span><text:span text:style-name="T6"> </text:span><text:span text:style-name="T46">alloca</text:span><text:span text:style-name="T6"> </text:span><text:span text:style-name="T8">type</text:span><text:span text:style-name="T6"> newline</text:span></text:p>
      <text:p text:style-name="P25"><text:span text:style-name="T6">instruction</text:span><text:span text:style-name="T29">:</text:span><text:span text:style-name="T6"><text:tab/><text:tab/></text:span><text:span text:style-name="T4">temp-</text:span><text:span text:style-name="T6">identifier </text:span><text:span text:style-name="T47">=</text:span><text:span text:style-name="T6"> instruction-name </text:span><text:span text:style-name="T8">expression</text:span><text:span text:style-name="T29"> </text:span><text:span text:style-name="T45">to</text:span><text:span text:style-name="T28"> </text:span><text:span text:style-name="T8">type</text:span><text:span text:style-name="T6"> newline</text:span></text:p>
      <text:p text:style-name="List_20_Contents"><text:span text:style-name="T1">parameter-list</text:span>:<text:tab/><text:tab/><text:span text:style-name="T1">expression</text:span> [ <text:span text:style-name="T15">,</text:span> <text:span text:style-name="T1">parameter-list</text:span>]</text:p>
      <text:p text:style-name="List_20_Contents"><text:span text:style-name="T1">expression</text:span>:<text:tab/><text:tab/><text:span text:style-name="T1">type</text:span> <text:span text:style-name="T1">identifier</text:span></text:p>
      <text:p text:style-name="List_20_Contents"><text:span text:style-name="T1">expression</text:span>:<text:tab/><text:tab/><text:span text:style-name="T1">type</text:span> <text:span text:style-name="T1">constant</text:span></text:p>
      <text:p text:style-name="List_20_Contents"><text:span text:style-name="T1">expression</text:span><text:span text:style-name="T18">:<text:tab/><text:tab/></text:span><text:span text:style-name="T19">label </text:span><text:span text:style-name="T13">temp-id</text:span><text:span text:style-name="T1">entifier</text:span></text:p>
      <text:p text:style-name="P14"><text:span text:style-name="T1">label</text:span><text:span text:style-name="T18">:<text:tab/><text:tab/><text:tab/></text:span><text:span text:style-name="T20">word</text:span><text:span text:style-name="T17"> </text:span><text:span text:style-name="T19">:</text:span></text:p>
      <text:p text:style-name="Text_20_body">Custom IR's C-like syntax:</text:p>
      <text:p text:style-name="List_20_Contents"><text:span text:style-name="T1">identifier</text:span>:<text:tab/><text:tab/><text:span text:style-name="T1">temp-identifier</text:span></text:p>
      <text:p text:style-name="List_20_Contents"><text:span text:style-name="T1">identifier</text:span>:<text:tab/><text:tab/><text:span text:style-name="T1">label-identifier</text:span></text:p>
      <text:p text:style-name="List_20_Contents"><text:span text:style-name="T1">temp-identifier</text:span><text:span text:style-name="T26">:</text:span><text:span text:style-name="T1"><text:tab/><text:tab/></text:span><text:span text:style-name="T2">t</text:span> <text:span text:style-name="T14">word</text:span></text:p>
      <text:p text:style-name="List_20_Contents"><text:span text:style-name="T1">label-identifier</text:span><text:span text:style-name="T26">:</text:span><text:span text:style-name="T1"><text:tab/><text:tab/></text:span><text:span text:style-name="T2">L</text:span> <text:span text:style-name="T14">word</text:span></text:p>
      <text:p text:style-name="List_20_Contents"><text:span text:style-name="T1">instruction</text:span>:<text:tab/><text:tab/>[<text:span text:style-name="T1">type</text:span> <text:span text:style-name="T1">temp-identifier</text:span> <text:span text:style-name="T15">=</text:span> ] <text:span text:style-name="T1">instruction-name</text:span> <text:span text:style-name="T15">(</text:span> [<text:span text:style-name="T1">parameter-list</text:span>] <text:span text:style-name="T15">) ;</text:span></text:p>
      <text:p text:style-name="P25"><text:span text:style-name="T1">parameter-list</text:span>:<text:tab/><text:tab/><text:span text:style-name="T1">expression</text:span> [ <text:span text:style-name="T15">,</text:span> <text:span text:style-name="T1">parameter-list</text:span>] <text:span text:style-name="T50">[</text:span><text:span text:style-name="T8">type</text:span><text:span text:style-name="T50">]</text:span></text:p>
      <text:p text:style-name="List_20_Contents"><text:span text:style-name="T1">expression</text:span>:<text:tab/><text:tab/><text:span text:style-name="T1">identifier</text:span></text:p>
      <text:p text:style-name="List_20_Contents"><text:span text:style-name="T1">expression</text:span>:<text:tab/><text:tab/><text:span text:style-name="T15">(</text:span> <text:span text:style-name="T1">type</text:span> <text:span text:style-name="T15">)</text:span> <text:span text:style-name="T1">constant</text:span></text:p>
      <text:p text:style-name="P14"><text:span text:style-name="T1">label</text:span><text:span text:style-name="T18">:<text:tab/><text:tab/><text:tab/></text:span><text:span text:style-name="T1">label-</text:span><text:span text:style-name="T3">identifier</text:span><text:span text:style-name="T17"> </text:span><text:span text:style-name="T19">:</text:span></text:p>
      <text:p text:style-name="P1">The custom IR used also lacks implicit blocks </text:p>
      <text:p text:style-name="P1">Concretlely, the following LLVM snippet:</text:p>
      <text:p text:style-name="Preformatted_20_Text"><text:tab/>%1 = add i32 1, i32 2<text:line-break/><text:tab/>%2 = icmp eq i32 %1, i32 3<text:line-break/><text:tab/>br i1 %2, label %3, label %0<text:line-break/><text:tab/>ret i32 0</text:p>
      <text:p text:style-name="P1">Is equivalent to the following custom-IR:</text:p>
      <text:p text:style-name="Preformatted_20_Text">L0:<text:tab/>int t1 = add((int)1, (int)2);<text:line-break/><text:tab/>_Bool t2 = cmp eq(t1, (int)3);<text:line-break/><text:tab/>split(t2, L3, L0);<text:line-break/>L3:<text:tab/>ret((int)0);</text:p>
      <text:p text:style-name="P2">Both languages feature an <text:span text:style-name="T1">undef</text:span> constant, with the ability to take on any value. The custom IR lacks a <text:span text:style-name="T1">null</text:span> constant, it uses <text:span text:style-name="T1">0</text:span> instead.</text:p>
      <text:p text:style-name="Text_20_body">A working C front-end is <text:span text:style-name="T25">expected</text:span> to be present, and snippets here will be either in custom IR or C.</text:p>
      <text:p text:style-name="Heading_20_1"><text:bookmark-start text:name="__RefHeading__1121_407034882"/><text:soft-page-break/>Optimizations<text:bookmark-end text:name="__RefHeading__1121_407034882"/></text:p>
      <text:p text:style-name="P33"><text:bookmark-start text:name="__RefHeading__426_1435728662"/><text:span text:style-name="T5">Phiability</text:span> optimization<text:bookmark-end text:name="__RefHeading__426_1435728662"/></text:p>
      <text:h text:style-name="P16" text:outline-level="3"><text:bookmark-start text:name="__RefHeading__428_1435728662"/>Problem<text:bookmark-end text:name="__RefHeading__428_1435728662"/></text:h>
      <text:p text:style-name="P13">Imperative languages usually allow variables and memory to be rewritten. SSA inherently, does not allow temporary variables to change their value over time. SSA supports several ways to support this model. One is using the <text:span text:style-name="T5">alloca</text:span><text:span text:style-name="T26"> instruction to allocate memory and use the </text:span><text:span text:style-name="T5">load</text:span><text:span text:style-name="T26">/</text:span><text:span text:style-name="T5">store</text:span><text:span text:style-name="T26"> system, </text:span><text:span text:style-name="T27">another, is cleverly using </text:span><text:span text:style-name="T54">φ </text:span><text:span text:style-name="T61">(</text:span><text:span text:style-name="T55">phi</text:span><text:span text:style-name="T61">)</text:span><text:span text:style-name="T7"> nodes</text:span><text:span text:style-name="T27">.</text:span></text:p>
      <text:p text:style-name="P3"><text:span text:style-name="T27">Consider the following </text:span><text:span text:style-name="T35">imperative code</text:span><text:span text:style-name="T27">:</text:span></text:p>
      <text:p text:style-name="P22"><text:span text:style-name="T27"><text:tab/>if cond:<text:line-break/><text:tab/><text:tab/>i </text:span><text:span text:style-name="T67">←</text:span><text:span text:style-name="T27"> 0<text:line-break/><text:tab/>else:<text:line-break/><text:tab/><text:tab/>i </text:span><text:span text:style-name="T67">←</text:span><text:span text:style-name="T27"> 1<text:line-break/><text:tab/>return i</text:span></text:p>
      <text:p text:style-name="P6">A naive translation would be:</text:p>
      <text:p text:style-name="P22"><text:span text:style-name="T49">L0:</text:span><text:span text:style-name="T26"><text:tab/></text:span><text:span text:style-name="T27">int* t1 = alloca(int);<text:line-break/><text:tab/>split(cond, L1, L</text:span><text:span text:style-name="T28">2</text:span><text:span text:style-name="T27">);<text:line-break/>L1:<text:tab/></text:span><text:span text:style-name="T28">store(t1, (int)0);<text:line-break/><text:tab/>jmp(L3);<text:line-break/>L2:<text:tab/>store(t1, (int)1);<text:line-break/><text:tab/>jmp(L3);<text:line-break/>L3:<text:tab/>int t4 = load(t1);<text:line-break/><text:tab/>ret(t4);</text:span></text:p>
      <text:p text:style-name="P5"><text:span text:style-name="T50">It involves 2 memory accesses, and an allocation. The stack memory is </text:span><text:bookmark text:name="result_box"/><text:span text:style-name="T68">ineligible</text:span><text:span text:style-name="T69"> for register allocation, and it's very hard to perform any further optimization based on known values.</text:span></text:p>
      <text:p text:style-name="P5"><text:span text:style-name="T51">SSA also features a mechanism that allows selecting a value based on the previously run block. This system is a </text:span><text:span text:style-name="T52">φ</text:span><text:span text:style-name="T51"> node system, where a </text:span><text:span text:style-name="T52">φ </text:span><text:span text:style-name="T66">node is an instruction taking a map of blocks and expressions, selecting the appropriate expression based on the predecessing block.</text:span></text:p>
      <text:p text:style-name="P19"><text:span text:style-name="T49">L0:</text:span><text:span text:style-name="T27"><text:tab/>split(cond, L1, L</text:span><text:span text:style-name="T28">2</text:span><text:span text:style-name="T27">);<text:line-break/>L1:</text:span><text:span text:style-name="T28"><text:tab/>jmp(L3);<text:line-break/>L2:<text:tab/>jmp(L3);<text:line-break/>L3:<text:tab/>int t4 = </text:span><text:span text:style-name="T36">φ</text:span><text:span text:style-name="T28">(<text:tab/></text:span><text:span text:style-name="T30">L1, (int)0,<text:line-break/><text:tab/><text:tab/><text:tab/>L2, (int)1<text:tab/></text:span><text:span text:style-name="T28">);<text:line-break/><text:tab/></text:span><text:span text:style-name="T30">ret(t4);</text:span></text:p>
      <text:p text:style-name="P4"><text:span text:style-name="T26">Sometimes for </text:span><text:span text:style-name="T32">i</text:span><text:span text:style-name="T31">mperative</text:span><text:span text:style-name="T26"> languages it is impossible to use the second system, </text:span><text:span text:style-name="T33">for example in the case where actual memory is required:</text:span></text:p>
      <text:p text:style-name="Preformatted_20_Text"><text:span text:style-name="T33"><text:tab/>int i = 10;<text:line-break/><text:tab/>f</text:span><text:span text:style-name="T34">oo</text:span><text:span text:style-name="T33">(&amp;i);<text:line-break/><text:tab/>return i;</text:span></text:p>
      <text:p text:style-name="P7"><text:span text:style-name="T26">Can't use a <text:s/></text:span><text:span text:style-name="T60">φ </text:span><text:span text:style-name="T59">node system, since it needs </text:span><text:span text:style-name="T53">i </text:span><text:span text:style-name="T59">to actually exist in memory. It is therefore hard for a front-end to decide which system to use, and many default to using the first system all of the time</text:span><text:span text:style-name="T59"><text:note text:id="ftn2" text:note-class="footnote"><text:note-citation>2</text:note-citation><text:note-body><text:p text:style-name="P40"><text:span text:style-name="T71">clang does this before letting LLVM's </text:span><text:span text:style-name="T12">opt</text:span><text:span text:style-name="T71"> optimize the code: </text:span><text:span text:style-name="T72">echo </text:span><text:span text:style-name="T73">"</text:span><text:span text:style-name="T72">void foo() { int a; }</text:span><text:span text:style-name="T73">"</text:span><text:span text:style-name="T72"> | clang -x c - -S -emit-llvm -o /dev/stdout</text:span></text:p></text:note-body></text:note></text:span><text:span text:style-name="T59">, relying on the middle-end to optimize it into a </text:span><text:span text:style-name="T60">φ </text:span><text:span text:style-name="T59">node system. </text:span><text:span text:style-name="T62">If an </text:span><text:span text:style-name="T56">alloca</text:span><text:span text:style-name="T62"> variable can convert its </text:span><text:span text:style-name="T56">load</text:span><text:span text:style-name="T62">/</text:span><text:span text:style-name="T56">store</text:span><text:span text:style-name="T62"> system it shall be considered </text:span><text:span text:style-name="T56">phiable</text:span><text:span text:style-name="T62">.</text:span></text:p>
      <text:h text:style-name="P17" text:outline-level="3"><text:bookmark-start text:name="__RefHeading__444_1435728662"/><text:soft-page-break/>Implementation<text:note text:id="ftn3" text:note-class="footnote"><text:note-citation>3</text:note-citation><text:note-body><text:p text:style-name="P29">A reference implementation can be found in acc: the <text:span text:style-name="T5">o_phiable</text:span> function in <text:span text:style-name="T5">opt.c</text:span>.</text:p></text:note-body></text:note><text:bookmark-end text:name="__RefHeading__444_1435728662"/></text:h>
      <text:p text:style-name="P8">Given a simple, one-block SSA graph:</text:p>
      <text:p text:style-name="Preformatted_20_Text"><text:span text:style-name="T70">L0:</text:span><text:tab/><text:span text:style-name="T70">int* t1 = alloca(int);<text:line-break/></text:span><text:tab/><text:span text:style-name="T70">store(t1, (int)0);<text:line-break/></text:span><text:tab/><text:span text:style-name="T70">int t2 = load(t1);<text:line-break/></text:span><text:tab/><text:span text:style-name="T70">int t3 = add(t1, (int)10);<text:line-break/></text:span><text:tab/><text:span text:style-name="T70">store(t1, t3);<text:line-break/></text:span><text:tab/><text:span text:style-name="T70">int t4 = load(t1);<text:line-break/></text:span><text:tab/><text:span text:style-name="T70">ret(t4);</text:span></text:p>
      <text:p text:style-name="P9">Can <text:span text:style-name="T5">t1</text:span> be considered phiable? It's been established that an <text:span text:style-name="T5">alloca</text:span> system is not phiable if the memory is actually required to exist. This means (naively) that a system is not phiable if the <text:span text:style-name="T5">alloca</text:span> instruction is used outside its own <text:span text:style-name="T5">load</text:span>/<text:span text:style-name="T5">store</text:span><text:span text:style-name="T26"> instructions: that is if it is ever used in an instruction, except as the first operand of a </text:span><text:span text:style-name="T5">store</text:span><text:span text:style-name="T26"> or </text:span><text:span text:style-name="T5">load</text:span><text:span text:style-name="T26">.</text:span></text:p>
      <text:p text:style-name="P9"><text:span text:style-name="T5">t1</text:span><text:span text:style-name="T26"> meets the phiability requirements. </text:span><text:span text:style-name="T5">load</text:span><text:span text:style-name="T26"> instructions need to be replaced </text:span><text:span text:style-name="T37">by its last store. This means that the </text:span><text:span text:style-name="T9">load</text:span><text:span text:style-name="T37"> in line 3 (</text:span><text:span text:style-name="T9">t2</text:span><text:span text:style-name="T37">) needs to be replaced by its last stored value (line 2). </text:span><text:span text:style-name="T9">t4</text:span><text:span text:style-name="T37"> similarly needs to be replaced by </text:span><text:span text:style-name="T9">t3</text:span><text:span text:style-name="T37">:</text:span></text:p>
      <text:p text:style-name="P21"><text:span text:style-name="T70">L0:</text:span><text:tab/><text:span text:style-name="T70">int t1 = add((int)0, (int)10);<text:line-break/></text:span><text:span text:style-name="T37"><text:tab/></text:span><text:span text:style-name="T38">ret(t</text:span><text:span text:style-name="T37">1</text:span><text:span text:style-name="T38">);</text:span></text:p>
      <text:p text:style-name="P31">This constitutes an enormous code shrinkage, and will speed up the code immensely.</text:p>
      <text:p text:style-name="P10"><text:span text:style-name="T26">Finding the last </text:span><text:span text:style-name="T5">store</text:span><text:span text:style-name="T26"> is trivial for these one-block examples, </text:span><text:span text:style-name="T39">it is more involved when considering a piece of code where the last </text:span><text:span text:style-name="T10">store</text:span><text:span text:style-name="T39"> is in one of a </text:span><text:span text:style-name="T10">load</text:span><text:span text:style-name="T39">'s block predecessors. Consider this:</text:span></text:p>
      <text:p text:style-name="P23"><text:span text:style-name="T49">L0:</text:span><text:span text:style-name="T26"><text:tab/></text:span><text:span text:style-name="T27">int* t1 = alloca(int);<text:line-break/><text:tab/>split(cond, L1, L</text:span><text:span text:style-name="T28">2</text:span><text:span text:style-name="T27">);<text:line-break/>L1:<text:tab/></text:span><text:span text:style-name="T28">store(t1, (int)0);<text:line-break/><text:tab/>jmp(L3);<text:line-break/>L2:<text:tab/>store(t1, (int)1);<text:line-break/><text:tab/>jmp(L3);<text:line-break/>L3:<text:tab/>int t4 = load(t1);<text:line-break/></text:span><text:span text:style-name="T39"><text:tab/>ret(t4);</text:span></text:p>
      <text:p text:style-name="P11"><text:span text:style-name="T26">For the </text:span><text:span text:style-name="T5">load</text:span><text:span text:style-name="T26"> in line 7</text:span><text:span text:style-name="T40"> for example, finding the last </text:span><text:span text:style-name="T11">store</text:span><text:span text:style-name="T40"> is non-trivial, it has in fact got multiple last </text:span><text:span text:style-name="T11">store</text:span><text:span text:style-name="T40"> instructions, one in </text:span><text:span text:style-name="T11">L1</text:span><text:span text:style-name="T40"> and one in </text:span><text:span text:style-name="T11">L2</text:span><text:span text:style-name="T40">. </text:span><text:span text:style-name="T41">It is now actually required to implement a <text:s/></text:span><text:span text:style-name="T60">φ </text:span><text:span text:style-name="T63">node </text:span><text:span text:style-name="T64">(the <text:s/></text:span><text:span text:style-name="T60">φ </text:span><text:span text:style-name="T64">instruction will henceforth be written out as the </text:span><text:span text:style-name="T57">phi</text:span><text:span text:style-name="T64"> instruction). </text:span><text:span text:style-name="T65">It selects the value from L1 if that was its predecessor, and the store from </text:span><text:span text:style-name="T58">L2</text:span><text:span text:style-name="T65"> if that was its predecessor using a <text:s/></text:span><text:span text:style-name="T60">φ </text:span><text:span text:style-name="T63">node:</text:span></text:p>
      <text:p text:style-name="P20"><text:span text:style-name="T49">L0:</text:span><text:span text:style-name="T27"><text:tab/>split(cond, L1, L</text:span><text:span text:style-name="T28">2</text:span><text:span text:style-name="T27">);<text:line-break/>L1:</text:span><text:span text:style-name="T28"><text:tab/>jmp(L3);<text:line-break/>L2:<text:tab/>jmp(L3);<text:line-break/>L3:<text:tab/>int t4 = </text:span><text:span text:style-name="T42">phi</text:span><text:span text:style-name="T28">(</text:span><text:span text:style-name="T30">L1, (int)0, L2, (int)1</text:span><text:span text:style-name="T28">);<text:line-break/><text:tab/></text:span><text:span text:style-name="T30">ret(t4);</text:span></text:p>
      <text:p text:style-name="P12"><text:span text:style-name="T26">It is also possible for an </text:span><text:span text:style-name="T5">alloca</text:span><text:span text:style-name="T26"> to be loaded without any previous </text:span><text:span text:style-name="T5">store</text:span><text:span text:style-name="T26">. In that case, the value of the </text:span><text:span text:style-name="T5">load</text:span><text:span text:style-name="T26"> is undefined, and it is tempting to use the </text:span><text:span text:style-name="T5">undef</text:span><text:span text:style-name="T26"> constant. It is important, however, that the result of the </text:span><text:span text:style-name="T5">load</text:span><text:span text:style-name="T26"> is guaranteed to remain constant. That isn't the case if all instances are replaced by individual </text:span><text:span text:style-name="T5">undef</text:span><text:span text:style-name="T26"> constants. It is therefore required to introduce the </text:span><text:span text:style-name="T5">undef</text:span><text:span text:style-name="T26"> instruction. The following code:</text:span></text:p>
      <text:p text:style-name="P35">L0:<text:tab/>int* t1 = alloca(int);<text:line-break/><text:tab/>int t2 = load(t1);<text:line-break/><text:soft-page-break/><text:tab/>ret(t2);</text:p>
      <text:p text:style-name="P32">Is therefore converted into:</text:p>
      <text:p text:style-name="P35">L0:<text:tab/>int t1 = undef();<text:line-break/><text:tab/>ret(t1);</text:p>
      <text:p text:style-name="Heading_20_2"><text:bookmark-start text:name="__RefHeading__430_1435728662"/>Constant folding<text:bookmark-end text:name="__RefHeading__430_1435728662"/></text:p>
      <text:h text:style-name="Heading_20_3" text:outline-level="3"><text:bookmark-start text:name="__RefHeading__432_1435728662"/>Problem<text:bookmark-end text:name="__RefHeading__432_1435728662"/></text:h>
      <text:p text:style-name="Text_20_body">When a programmer <text:span text:style-name="T48">writes something along these lines</text:span>:</text:p>
      <text:p text:style-name="Preformatted_20_Text"><text:tab/>int i = 10 – 3 * 2;</text:p>
      <text:p text:style-name="Text_20_body">The compiler can be expected to see that i should be initialised to four, rather than having it emit instructions for each mathematical operation. Moreover, if a programmer types:</text:p>
      <text:p text:style-name="Preformatted_20_Text"><text:tab/>int a = 10;<text:line-break/><text:span text:style-name="T22"><text:tab/>i</text:span>nt b = a * 2;</text:p>
      <text:p text:style-name="Text_20_body">The compiler can also be expected to simplify the initialisation of <text:span text:style-name="T5">b</text:span> into an initialisation to twenty. Although perhaps trivially optimised manually, a programmer shouldn't have to be expected to write his constants in the least computationally complex way, simply because writing out an equation usually leads to a far better understanding of why a variable has a certain value.</text:p>
      <text:p text:style-name="Text_20_body">Consider the following code:</text:p>
      <text:p text:style-name="Preformatted_20_Text"><text:tab/>int speed = 10;<text:line-break/><text:tab/>int time = 2;<text:line-break/><text:tab/>int distance = speed * time;</text:p>
      <text:p text:style-name="Text_20_body">As opposed to simply:</text:p>
      <text:p text:style-name="Preformatted_20_Text"><text:tab/>int distance = 20;</text:p>
      <text:p text:style-name="Text_20_body">Not only is the first far more maintainable, but also a lot more clear. Although it's obvious that distance has value twenty, it's now also clear why it has that value. Therefore the compiler may not expect the programmer to manually <text:span text:style-name="T1">fold</text:span> his constants. Instead, the compiler <text:span text:style-name="T74">evaluates</text:span> these constants in a process known as <text:span text:style-name="T1">constant folding</text:span><text:span text:style-name="T26">, </text:span><text:span text:style-name="T43">and subsequently propegates these constants further, filling them in for SSA variables along the way in a process known as</text:span> <text:span text:style-name="T1">constant propagation</text:span><text:note text:id="ftn4" text:note-class="footnote"><text:note-citation>4</text:note-citation><text:note-body><text:p text:style-name="P28"><text:a xlink:type="simple" xlink:href="http://en.wikipedia.org/wiki/Constant_folding">http://en.wikipedia.org/wiki/Constant_folding</text:a></text:p></text:note-body></text:note>.</text:p>
      <text:h text:style-name="Heading_20_3" text:outline-level="3"><text:bookmark-start text:name="__RefHeading__434_1435728662"/>Implementation<text:note text:id="ftn5" text:note-class="footnote"><text:note-citation>5</text:note-citation><text:note-body><text:p text:style-name="P30">A reference evaluator is found in acc as the <text:span text:style-name="T5">itm_eval</text:span> function in <text:span text:style-name="T5">ast.c</text:span><text:span text:style-name="T26">. The optimization pass is </text:span><text:span text:style-name="T5">o_cfld</text:span><text:span text:style-name="T26"> in </text:span><text:span text:style-name="T5">opt.c</text:span><text:span text:style-name="T26">.</text:span></text:p></text:note-body></text:note><text:bookmark-end text:name="__RefHeading__434_1435728662"/></text:h>
      <text:p text:style-name="Text_20_body">In order to perform any useful consant folding, the compiler needs to fill in constants for variables where possible, so code of the form:</text:p>
      <text:p text:style-name="Preformatted_20_Text"><text:tab/>int a = 10;<text:line-break/><text:tab/>int b = a * a;<text:line-break/><text:tab/>return b – a;</text:p>
      <text:p text:style-name="Text_20_body">Becomes:</text:p>
      <text:p text:style-name="Preformatted_20_Text"><text:tab/>int b = 10 * 10;<text:line-break/><text:tab/>return b – 10;</text:p>
      <text:p text:style-name="Text_20_body">Once the value of <text:span text:style-name="T5">b</text:span> is determined, it should then also be filled in, to fold further. Since the value of <text:soft-page-break/><text:span text:style-name="T5">b</text:span> is 100, it can be used to fill in the return expression:</text:p>
      <text:p text:style-name="Preformatted_20_Text"><text:tab/>return 100 – 10;</text:p>
      <text:p text:style-name="Text_20_body">This value can then be folded once more to yield the value 90:</text:p>
      <text:p text:style-name="Preformatted_20_Text"><text:tab/>return 90;</text:p>
      <text:p text:style-name="Text_20_body">This algorithm might look quite involved, but its simplicity is actually staggering. It simply depends on <text:span text:style-name="T1">phiability optimisation</text:span><text:span text:style-name="T18">. Phiability optimisation fills in constants for variables automatically. Consider the first fragment's IR before phiability optimisation:</text:span></text:p>
      <text:p text:style-name="Preformatted_20_Text">L0:<text:tab/>int* t1 = alloca(int);<text:line-break/><text:tab/>int* t2 = alloca(int);<text:line-break/><text:tab/>store((int)10, t1);<text:line-break/><text:tab/>int t3 = load(t1);<text:line-break/><text:tab/>int t4 = load(t1);<text:line-break/><text:tab/>int t5 = mul(t3, t4);<text:line-break/><text:tab/>store(t5, t2);<text:line-break/><text:tab/>int t6 = load(t2);<text:line-break/><text:tab/>int t7 = load(t1);<text:line-break/><text:tab/>int t8 = sub(t6, t7);<text:line-break/><text:tab/>ret(t8);</text:p>
      <text:p text:style-name="P1">The variables still exist in their crude memory form. However, their values are propagated automatically once phiability optimisation occurs:</text:p>
      <text:p text:style-name="Preformatted_20_Text">L0:<text:tab/>int t1 = mul((int)10, (int)10);<text:line-break/><text:tab/>int t2 = sub(t1, (int)10);<text:line-break/><text:tab/>ret(t2);</text:p>
      <text:p text:style-name="P1">The constants can now be propagated with a pass that scans for computable instructions (arithmetic instructions of which both operands are constants) and computes their values, filling them in for all future occurrences:</text:p>
      <text:p text:style-name="Preformatted_20_Text">L0:<text:tab/>ret((int)90);</text:p>
      <text:h text:style-name="P15" text:outline-level="3"><text:bookmark-start text:name="__RefHeading__436_1435728662"/>Considerations<text:bookmark-end text:name="__RefHeading__436_1435728662"/></text:h>
      <text:h text:style-name="P18" text:outline-level="4"><text:bookmark-start text:name="__RefHeading__438_1435728662"/>Platform incompatibilities<text:bookmark-end text:name="__RefHeading__438_1435728662"/></text:h>
      <text:p text:style-name="Text_20_body"><text:span text:style-name="T18">There is a way compiler-based constant folding might stand in the way of the programmer. Mostly the compiler can do this when folding away instructions operating on floating point operands, because different targets may compute floating point operations differently. Therefore cross-compilation becomes an issue; if a floating point instruction for target </text:span><text:span text:style-name="T21">Y</text:span><text:span text:style-name="T18"> normally yielding</text:span><text:span text:style-name="T17"> </text:span><text:span text:style-name="T21">Vy</text:span><text:span text:style-name="T18">, it yields </text:span><text:span text:style-name="T21">Vx</text:span><text:span text:style-name="T18"> when folded away by target </text:span><text:span text:style-name="T21">X</text:span><text:span text:style-name="T18">, causing different semantics before and after optimisation.</text:span><text:span text:style-name="T18"><text:note text:id="ftn6" text:note-class="footnote"><text:note-citation>6</text:note-citation><text:note-body><text:p text:style-name="P27"><text:a xlink:type="simple" xlink:href="http://en.wikipedia.org/wiki/Constant_folding#Constant_folding_and_cross_compilation">http://en.wikipedia.org/wiki/Constant_folding#Constant_folding_and_cross_compilation</text:a></text:p></text:note-body></text:note></text:span></text:p>
      <text:p text:style-name="P1">A solution to this problem is to implement a floating point virtual machine for several targets, that use non IEEE floating point. Targets using IEEE floating point can use C99's internal way of computing IEEE floating point operations.</text:p>
      <text:p text:style-name="P1">Since implementing such a system is non-trivial, code duplication needs to be avoided. If any other optimisation would need to be able to calculate an operation on two constants, it should run the same code. Therefore, the actual folding computations are performed outside of the optimiser, by a separate folding system.</text:p>
      <text:h text:style-name="P18" text:outline-level="4"><text:bookmark-start text:name="__RefHeading__440_1435728662"/><text:soft-page-break/>Undef<text:bookmark-end text:name="__RefHeading__440_1435728662"/></text:h>
      <text:p text:style-name="Text_20_body">Folding away undef constants is simple: the result of an arithmetic operation on one or more <text:span text:style-name="T5">undef</text:span> constants is an undef constant too. This has implications for phiability optimisation, however; consider the following example:</text:p>
      <text:p text:style-name="Preformatted_20_Text"><text:tab/>int a;<text:line-break/><text:tab/>int b = a + 10;<text:line-break/><text:tab/>return b – a;</text:p>
      <text:p text:style-name="Text_20_body">The returned result is expected to be ten. Before phiability optimisation, the example would yield:</text:p>
      <text:p text:style-name="Preformatted_20_Text">L0:<text:tab/>int* t1 = alloca(int);<text:line-break/><text:tab/>int* t2 = alloca(int);<text:line-break/><text:tab/>int t3 = load(t1);<text:line-break/><text:tab/>int t4 = add(t3, (int)10);<text:line-break/><text:tab/>store(t4, t2);<text:line-break/><text:tab/>int t5 = load(t2);<text:line-break/><text:tab/>int t6 = load(t1);<text:line-break/><text:tab/>int t7 = sub(t5, t6);<text:line-break/><text:tab/>ret(t7);</text:p>
      <text:p text:style-name="Text_20_body">The result is well-defined, because <text:span text:style-name="T5">t3</text:span> can be expected to equal <text:span text:style-name="T5">t6</text:span>. Their contents are undefined, but it is important that they equal. If there is a phiability conversion where loading an ill-defined alloca yields an <text:span text:style-name="T5">undef</text:span> constant, those <text:span text:style-name="T5">undef</text:span> constants can't be guaranteed to equal eachother:</text:p>
      <text:p text:style-name="Preformatted_20_Text">L0:<text:tab/>int t1 = add((int)undef, (int)10);<text:line-break/><text:span text:style-name="T23"><text:tab/>i</text:span>nt t2 = sub(t1, (int)undef);<text:line-break/><text:tab/>ret(t2);</text:p>
      <text:p text:style-name="Text_20_body">After constant folding, <text:span text:style-name="T5">t1</text:span> yields <text:span text:style-name="T5">undef</text:span>, and <text:span text:style-name="T5">t2</text:span>, depending on <text:span text:style-name="T5">t1</text:span>, also yields <text:span text:style-name="T5">undef</text:span>:</text:p>
      <text:p text:style-name="Preformatted_20_Text">L0:<text:span text:style-name="T24"><text:tab/>r</text:span>et((int)undef);</text:p>
      <text:p text:style-name="Text_20_body">Whereas the actual result is well-defined.</text:p>
      <text:p text:style-name="Text_20_body">A solution to this problem is to only yield one, constant, undefined instance for the variable, instead of an undef constant. A new instruction needs to be introduced. Now after phiability optimisation:</text:p>
      <text:p text:style-name="Preformatted_20_Text">L0:<text:tab/>int t1 = undef();<text:line-break/><text:tab/>int t2 = add(t1, (int)10);<text:line-break/><text:tab/>int t3 = sub(t3, t1);<text:line-break/><text:tab/>ret(t3);</text:p>
      <text:p text:style-name="Text_20_body">No constants are folded now. The optimisation is done through peep-hole optimizations for the <text:span text:style-name="T5">sub</text:span> instruction, so the well-defined end-result becomes:</text:p>
      <text:p text:style-name="Preformatted_20_Text">L0:<text:tab/>ret((int)10);</text:p>
      <text:p text:style-name="Text_20_body">There are certain cases where constant folding gives the desired outcome and that aren't optimised anymore now. Consider:</text:p>
      <text:p text:style-name="Preformatted_20_Text"><text:tab/>int a;<text:line-break/><text:tab/>return a + 10;</text:p>
      <text:p text:style-name="Text_20_body">The optimized IR:</text:p>
      <text:p text:style-name="Preformatted_20_Text">L0:<text:tab/>int t1 = undef();<text:line-break/><text:tab/>int t2 = add(t1, (int)10);<text:line-break/><text:tab/>ret(t2);</text:p>
      <text:p text:style-name="Text_20_body">An undef constant can be used for <text:span text:style-name="T5">t2</text:span>, since no value that depends on <text:span text:style-name="T5">t2</text:span> also depends on <text:span text:style-name="T5">t1</text:span>. The <text:soft-page-break/>expression evaluator has to carefully consider which cases to fold, based on dependency tre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ans-serif"/>
    <style:font-face style:name="Liberation Serif1" svg:font-family="'Liberation Serif', serif"/>
    <style:font-face style:name="Lohit Devanagari1" svg:font-family="'Lohit Devanagari'"/>
    <style:font-face style:name="WenQuanYi Zen Hei Sharp1" svg:font-family="'WenQuanYi Zen Hei Sharp'"/>
    <style:font-face style:name="WenQuanYi Zen Hei Sharp2" svg:font-family="'WenQuanYi Zen Hei Sharp', monospace"/>
    <style:font-face style:name="Liberation Serif2"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erif3" svg:font-family="'Liberation Serif'" style:font-adornments="Regular" style:font-family-generic="roman" style:font-pitch="variable"/>
    <style:font-face style:name="Albany" svg:font-family="Albany"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5cm" style:contextual-spacing="false" fo:line-height="120%" fo:text-align="justify" style:justify-single-word="false"/>
      <style:text-properties style:font-name="Liberation Serif3" fo:font-family="'Liberation Serif'" style:font-style-name="Regular" style:font-family-generic="roman" style:font-pitch="variable" style:font-weight-asian="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cm" style:contextual-spacing="false"/>
      <style:text-properties style:font-name="Liberation Sans" fo:font-family="'Liberation Sans', sans-serif" fo:font-size="18pt" fo:font-weight="bold" style:font-name-asian="WenQuanYi Zen Hei Sharp1" style:font-family-asian="'WenQuanYi Zen Hei Sharp'" style:font-size-asian="18pt" style:font-weight-asian="bold" style:font-name-complex="Lohit Devanagari1" style:font-family-complex="'Lohit Devanagari'" style:font-size-complex="18pt"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style:font-name="Liberation Sans" fo:font-family="'Liberation Sans', sans-serif" fo:font-size="16pt" fo:font-weight="bold" style:font-name-asian="WenQuanYi Zen Hei Sharp1" style:font-family-asian="'WenQuanYi Zen Hei Sharp'" style:font-size-asian="16pt" style:font-weight-asian="bold" style:font-name-complex="Lohit Devanagari1" style:font-family-complex="'Lohit Devanagari'"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 fo:font-family="'Liberation Sans', sans-serif" fo:font-size="14pt" fo:font-weight="bold" style:font-name-asian="WenQuanYi Zen Hei Sharp1" style:font-family-asian="'WenQuanYi Zen Hei Sharp'" style:font-size-asian="14pt" style:font-weight-asian="bold" style:font-name-complex="Lohit Devanagari1" style:font-family-complex="'Lohit Devanagari'"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ans" fo:font-family="'Liberation Sans', sans-serif" fo:font-size="13pt" fo:font-style="italic" fo:font-weight="bold" style:font-name-asian="WenQuanYi Zen Hei Sharp1" style:font-family-asian="'WenQuanYi Zen Hei Sharp'" style:font-size-asian="13pt" style:font-style-asian="italic" style:font-weight-asian="bold" style:font-name-complex="Lohit Devanagari1" style:font-family-complex="'Lohit Devanagari'" style:font-size-complex="13pt" style:font-style-complex="italic" style:font-weight-complex="bold"/>
    </style:style>
    <style:style style:name="Preformatted_20_Text" style:display-name="Preformatted Text" style:family="paragraph" style:parent-style-name="Standard" style:list-style-name="" style:class="html">
      <style:paragraph-properties fo:margin-top="0cm" fo:margin-bottom="0.25cm" style:contextual-spacing="false"/>
      <style:text-properties style:font-name="Liberation Mono" fo:font-family="'Liberation Mono'" style:font-family-generic="modern" style:font-pitch="fixed" fo:font-size="10pt" style:font-name-asian="WenQuanYi Zen Hei Sharp2" style:font-family-asian="'WenQuanYi Zen Hei Sharp', monospace" style:font-size-asian="10pt" style:font-weight-asian="normal"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e Blom</meta:initial-creator>
    <meta:creation-date>2014-11-05T00:00:00</meta:creation-date>
    <dc:creator>Antonie Blom</dc:creator>
    <dc:date>2014-11-09T17:45:22.294855138</dc:date>
    <meta:generator>LibreOffice/4.2.7.2$Linux_X86_64 LibreOffice_project/420$Build-2</meta:generator>
    <meta:editing-duration>PT4H26M7S</meta:editing-duration>
    <meta:editing-cycles>91</meta:editing-cycles>
    <meta:document-statistic meta:table-count="0" meta:image-count="0" meta:object-count="0" meta:page-count="8" meta:paragraph-count="119" meta:word-count="1943" meta:character-count="11957" meta:non-whitespace-character-count="10016"/>
  </office:meta>
</office:document-meta>
</file>